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055cm" svg:y="1.294cm">
            <draw:object draw:notify-on-update-of-ranges="Sheet1.A5:Sheet1.A26 Sheet1.B4:Sheet1.B4 Sheet1.B5:Sheet1.B26 Sheet1.A5:Sheet1.A26 Sheet1.D4:Sheet1.D4 Sheet1.D5:Sheet1.D26 Sheet1.A5:Sheet1.A26 Sheet1.F4:Sheet1.F4 Sheet1.F5:Sheet1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0.265cm" svg:y="12.962cm">
            <draw:object draw:notify-on-update-of-ranges="Sheet1.A30:Sheet1.A48 Sheet1.B30:Sheet1.B48 Sheet1.A30:Sheet1.A48 Sheet1.D30:Sheet1.D48 Sheet1.A30:Sheet1.A48 Sheet1.F30:Sheet1.F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20.43cm" svg:y="22.63cm">
            <draw:object draw:notify-on-update-of-ranges="Sheet1.A62:Sheet1.A70 Sheet1.B62:Sheet1.B70 Sheet1.A62:Sheet1.A70 Sheet1.C62:Sheet1.C70 Sheet1.A62:Sheet1.A70 Sheet1.D62:Sheet1.D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13.794cm" svg:y="32.618cm">
            <draw:object draw:notify-on-update-of-ranges="Sheet1.A73:Sheet1.A82 Sheet1.B73:Sheet1.B82 Sheet1.A73:Sheet1.A82 Sheet1.C73:Sheet1.C82 Sheet1.A73:Sheet1.A82 Sheet1.D73:Sheet1.D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0009" calcext:value-type="float">
            <text:p>1.00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004" calcext:value-type="float">
            <text:p>1.0004</text:p>
          </table:table-cell>
          <table:table-cell office:value-type="float" office:value="7" calcext:value-type="float">
            <text:p>7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0015" calcext:value-type="float">
            <text:p>1.0015</text:p>
          </table:table-cell>
          <table:table-cell office:value-type="float" office:value="10" calcext:value-type="float">
            <text:p>10</text:p>
          </table:table-cell>
          <table:table-cell office:value-type="float" office:value="1.0007" calcext:value-type="float">
            <text:p>1.0007</text:p>
          </table:table-cell>
          <table:table-cell office:value-type="float" office:value="7" calcext:value-type="float">
            <text:p>7</text:p>
          </table:table-cell>
          <table:table-cell office:value-type="float" office:value="1.0019" calcext:value-type="float">
            <text:p>1.0019</text:p>
          </table:table-cell>
          <table:table-cell office:value-type="float" office:value="10" calcext:value-type="float">
            <text:p>10</text:p>
          </table:table-cell>
          <table:table-cell office:value-type="float" office:value="1.004" calcext:value-type="float">
            <text:p>1.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0019" calcext:value-type="float">
            <text:p>1.0019</text:p>
          </table:table-cell>
          <table:table-cell office:value-type="float" office:value="10" calcext:value-type="float">
            <text:p>10</text:p>
          </table:table-cell>
          <table:table-cell office:value-type="float" office:value="1.0035" calcext:value-type="float">
            <text:p>1.0035</text:p>
          </table:table-cell>
          <table:table-cell office:value-type="float" office:value="6" calcext:value-type="float">
            <text:p>6</text:p>
          </table:table-cell>
          <table:table-cell office:value-type="float" office:value="1.0027" calcext:value-type="float">
            <text:p>1.0027</text:p>
          </table:table-cell>
          <table:table-cell office:value-type="float" office:value="10" calcext:value-type="float">
            <text:p>10</text:p>
          </table:table-cell>
          <table:table-cell office:value-type="float" office:value="1.008" calcext:value-type="float">
            <text:p>1.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0023" calcext:value-type="float">
            <text:p>1.0023</text:p>
          </table:table-cell>
          <table:table-cell office:value-type="float" office:value="10" calcext:value-type="float">
            <text:p>10</text:p>
          </table:table-cell>
          <table:table-cell office:value-type="float" office:value="1.0053" calcext:value-type="float">
            <text:p>1.0053</text:p>
          </table:table-cell>
          <table:table-cell office:value-type="float" office:value="9" calcext:value-type="float">
            <text:p>9</text:p>
          </table:table-cell>
          <table:table-cell office:value-type="float" office:value="1.0044" calcext:value-type="float">
            <text:p>1.0044</text:p>
          </table:table-cell>
          <table:table-cell office:value-type="float" office:value="10" calcext:value-type="float">
            <text:p>10</text:p>
          </table:table-cell>
          <table:table-cell office:value-type="float" office:value="1.012" calcext:value-type="float">
            <text:p>1.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0039" calcext:value-type="float">
            <text:p>1.0039</text:p>
          </table:table-cell>
          <table:table-cell office:value-type="float" office:value="8" calcext:value-type="float">
            <text:p>8</text:p>
          </table:table-cell>
          <table:table-cell office:value-type="float" office:value="1.0069" calcext:value-type="float">
            <text:p>1.0069</text:p>
          </table:table-cell>
          <table:table-cell office:value-type="float" office:value="7" calcext:value-type="float">
            <text:p>7</text:p>
          </table:table-cell>
          <table:table-cell office:value-type="float" office:value="1.0058" calcext:value-type="float">
            <text:p>1.0058</text:p>
          </table:table-cell>
          <table:table-cell office:value-type="float" office:value="10" calcext:value-type="float">
            <text:p>10</text:p>
          </table:table-cell>
          <table:table-cell office:value-type="float" office:value="1.017" calcext:value-type="float">
            <text:p>1.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005" calcext:value-type="float">
            <text:p>1.005</text:p>
          </table:table-cell>
          <table:table-cell office:value-type="float" office:value="6" calcext:value-type="float">
            <text:p>6</text:p>
          </table:table-cell>
          <table:table-cell office:value-type="float" office:value="1.0083" calcext:value-type="float">
            <text:p>1.0083</text:p>
          </table:table-cell>
          <table:table-cell office:value-type="float" office:value="6" calcext:value-type="float">
            <text:p>6</text:p>
          </table:table-cell>
          <table:table-cell office:value-type="float" office:value="1.0079" calcext:value-type="float">
            <text:p>1.0079</text:p>
          </table:table-cell>
          <table:table-cell office:value-type="float" office:value="8" calcext:value-type="float">
            <text:p>8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.006" calcext:value-type="float">
            <text:p>1.006</text:p>
          </table:table-cell>
          <table:table-cell office:value-type="float" office:value="6" calcext:value-type="float">
            <text:p>6</text:p>
          </table:table-cell>
          <table:table-cell office:value-type="float" office:value="1.0105" calcext:value-type="float">
            <text:p>1.0105</text:p>
          </table:table-cell>
          <table:table-cell office:value-type="float" office:value="5" calcext:value-type="float">
            <text:p>5</text:p>
          </table:table-cell>
          <table:table-cell office:value-type="float" office:value="1.0085" calcext:value-type="float">
            <text:p>1.0085</text:p>
          </table:table-cell>
          <table:table-cell office:value-type="float" office:value="8" calcext:value-type="float">
            <text:p>8</text:p>
          </table:table-cell>
          <table:table-cell office:value-type="float" office:value="1.025" calcext:value-type="float">
            <text:p>1.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0068" calcext:value-type="float">
            <text:p>1.0068</text:p>
          </table:table-cell>
          <table:table-cell office:value-type="float" office:value="4" calcext:value-type="float">
            <text:p>4</text:p>
          </table:table-cell>
          <table:table-cell office:value-type="float" office:value="1.0122" calcext:value-type="float">
            <text:p>1.0122</text:p>
          </table:table-cell>
          <table:table-cell office:value-type="float" office:value="4" calcext:value-type="float">
            <text:p>4</text:p>
          </table:table-cell>
          <table:table-cell office:value-type="float" office:value="1.0105" calcext:value-type="float">
            <text:p>1.0105</text:p>
          </table:table-cell>
          <table:table-cell office:value-type="float" office:value="6" calcext:value-type="float">
            <text:p>6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.0077" calcext:value-type="float">
            <text:p>1.0077</text:p>
          </table:table-cell>
          <table:table-cell office:value-type="float" office:value="4" calcext:value-type="float">
            <text:p>4</text:p>
          </table:table-cell>
          <table:table-cell office:value-type="float" office:value="1.0132" calcext:value-type="float">
            <text:p>1.0132</text:p>
          </table:table-cell>
          <table:table-cell office:value-type="float" office:value="5" calcext:value-type="float">
            <text:p>5</text:p>
          </table:table-cell>
          <table:table-cell office:value-type="float" office:value="1.0114" calcext:value-type="float">
            <text:p>1.0114</text:p>
          </table:table-cell>
          <table:table-cell office:value-type="float" office:value="8" calcext:value-type="float">
            <text:p>8</text:p>
          </table:table-cell>
          <table:table-cell office:value-type="float" office:value="1.032" calcext:value-type="float">
            <text:p>1.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.0088" calcext:value-type="float">
            <text:p>1.0088</text:p>
          </table:table-cell>
          <table:table-cell office:value-type="float" office:value="6" calcext:value-type="float">
            <text:p>6</text:p>
          </table:table-cell>
          <table:table-cell office:value-type="float" office:value="1.014" calcext:value-type="float">
            <text:p>1.014</text:p>
          </table:table-cell>
          <table:table-cell office:value-type="float" office:value="5" calcext:value-type="float">
            <text:p>5</text:p>
          </table:table-cell>
          <table:table-cell office:value-type="float" office:value="1.0121" calcext:value-type="float">
            <text:p>1.0121</text:p>
          </table:table-cell>
          <table:table-cell office:value-type="float" office:value="8" calcext:value-type="float">
            <text:p>8</text:p>
          </table:table-cell>
          <table:table-cell office:value-type="float" office:value="1.035" calcext:value-type="float">
            <text:p>1.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.0094" calcext:value-type="float">
            <text:p>1.0094</text:p>
          </table:table-cell>
          <table:table-cell office:value-type="float" office:value="6" calcext:value-type="float">
            <text:p>6</text:p>
          </table:table-cell>
          <table:table-cell office:value-type="float" office:value="1.0149" calcext:value-type="float">
            <text:p>1.0149</text:p>
          </table:table-cell>
          <table:table-cell office:value-type="float" office:value="5" calcext:value-type="float">
            <text:p>5</text:p>
          </table:table-cell>
          <table:table-cell office:value-type="float" office:value="1.0128" calcext:value-type="float">
            <text:p>1.0128</text:p>
          </table:table-cell>
          <table:table-cell office:value-type="float" office:value="9" calcext:value-type="float">
            <text:p>9</text:p>
          </table:table-cell>
          <table:table-cell office:value-type="float" office:value="1.038" calcext:value-type="float">
            <text:p>1.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.0105" calcext:value-type="float">
            <text:p>1.0105</text:p>
          </table:table-cell>
          <table:table-cell office:value-type="float" office:value="6" calcext:value-type="float">
            <text:p>6</text:p>
          </table:table-cell>
          <table:table-cell office:value-type="float" office:value="1.0167" calcext:value-type="float">
            <text:p>1.0167</text:p>
          </table:table-cell>
          <table:table-cell office:value-type="float" office:value="6" calcext:value-type="float">
            <text:p>6</text:p>
          </table:table-cell>
          <table:table-cell office:value-type="float" office:value="1.0136" calcext:value-type="float">
            <text:p>1.0136</text:p>
          </table:table-cell>
          <table:table-cell office:value-type="float" office:value="10" calcext:value-type="float">
            <text:p>10</text:p>
          </table:table-cell>
          <table:table-cell office:value-type="float" office:value="1.041" calcext:value-type="float">
            <text:p>1.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.0124" calcext:value-type="float">
            <text:p>1.0124</text:p>
          </table:table-cell>
          <table:table-cell office:value-type="float" office:value="8" calcext:value-type="float">
            <text:p>8</text:p>
          </table:table-cell>
          <table:table-cell office:value-type="float" office:value="1.0193" calcext:value-type="float">
            <text:p>1.0193</text:p>
          </table:table-cell>
          <table:table-cell office:value-type="float" office:value="7" calcext:value-type="float">
            <text:p>7</text:p>
          </table:table-cell>
          <table:table-cell office:value-type="float" office:value="1.0155" calcext:value-type="float">
            <text:p>1.0155</text:p>
          </table:table-cell>
          <table:table-cell office:value-type="float" office:value="10" calcext:value-type="float">
            <text:p>10</text:p>
          </table:table-cell>
          <table:table-cell office:value-type="float" office:value="1.048" calcext:value-type="float">
            <text:p>1.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.0123" calcext:value-type="float">
            <text:p>1.0123</text:p>
          </table:table-cell>
          <table:table-cell office:value-type="float" office:value="7" calcext:value-type="float">
            <text:p>7</text:p>
          </table:table-cell>
          <table:table-cell office:value-type="float" office:value="1.021" calcext:value-type="float">
            <text:p>1.021</text:p>
          </table:table-cell>
          <table:table-cell office:value-type="float" office:value="7" calcext:value-type="float">
            <text:p>7</text:p>
          </table:table-cell>
          <table:table-cell office:value-type="float" office:value="1.0167" calcext:value-type="float">
            <text:p>1.0167</text:p>
          </table:table-cell>
          <table:table-cell office:value-type="float" office:value="10" calcext:value-type="float">
            <text:p>10</text:p>
          </table:table-cell>
          <table:table-cell office:value-type="float" office:value="1.051" calcext:value-type="float">
            <text:p>1.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.014" calcext:value-type="float">
            <text:p>1.014</text:p>
          </table:table-cell>
          <table:table-cell office:value-type="float" office:value="6" calcext:value-type="float">
            <text:p>6</text:p>
          </table:table-cell>
          <table:table-cell office:value-type="float" office:value="1.0217" calcext:value-type="float">
            <text:p>1.0217</text:p>
          </table:table-cell>
          <table:table-cell office:value-type="float" office:value="6" calcext:value-type="float">
            <text:p>6</text:p>
          </table:table-cell>
          <table:table-cell office:value-type="float" office:value="1.0188" calcext:value-type="float">
            <text:p>1.0188</text:p>
          </table:table-cell>
          <table:table-cell office:value-type="float" office:value="8" calcext:value-type="float">
            <text:p>8</text:p>
          </table:table-cell>
          <table:table-cell office:value-type="float" office:value="1.055" calcext:value-type="float">
            <text:p>1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.0153" calcext:value-type="float">
            <text:p>1.0153</text:p>
          </table:table-cell>
          <table:table-cell office:value-type="float" office:value="6" calcext:value-type="float">
            <text:p>6</text:p>
          </table:table-cell>
          <table:table-cell office:value-type="float" office:value="1.0241" calcext:value-type="float">
            <text:p>1.0241</text:p>
          </table:table-cell>
          <table:table-cell office:value-type="float" office:value="7" calcext:value-type="float">
            <text:p>7</text:p>
          </table:table-cell>
          <table:table-cell office:value-type="float" office:value="1.0196" calcext:value-type="float">
            <text:p>1.0196</text:p>
          </table:table-cell>
          <table:table-cell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0169" calcext:value-type="float">
            <text:p>1.0169</text:p>
          </table:table-cell>
          <table:table-cell office:value-type="float" office:value="10" calcext:value-type="float">
            <text:p>10</text:p>
          </table:table-cell>
          <table:table-cell office:value-type="float" office:value="1.0244" calcext:value-type="float">
            <text:p>1.0244</text:p>
          </table:table-cell>
          <table:table-cell office:value-type="float" office:value="10" calcext:value-type="float">
            <text:p>10</text:p>
          </table:table-cell>
          <table:table-cell office:value-type="float" office:value="1.0217" calcext:value-type="float">
            <text:p>1.0217</text:p>
          </table:table-cell>
          <table:table-cell office:value-type="float" office:value="10" calcext:value-type="float">
            <text:p>10</text:p>
          </table:table-cell>
          <table:table-cell office:value-type="float" office:value="1.064" calcext:value-type="float">
            <text:p>1.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.0164" calcext:value-type="float">
            <text:p>1.0164</text:p>
          </table:table-cell>
          <table:table-cell office:value-type="float" office:value="10" calcext:value-type="float">
            <text:p>10</text:p>
          </table:table-cell>
          <table:table-cell office:value-type="float" office:value="1.026" calcext:value-type="float">
            <text:p>1.026</text:p>
          </table:table-cell>
          <table:table-cell office:value-type="float" office:value="10" calcext:value-type="float">
            <text:p>10</text:p>
          </table:table-cell>
          <table:table-cell office:value-type="float" office:value="1.0217" calcext:value-type="float">
            <text:p>1.0217</text:p>
          </table:table-cell>
          <table:table-cell office:value-type="float" office:value="10" calcext:value-type="float">
            <text:p>10</text:p>
          </table:table-cell>
          <table:table-cell office:value-type="float" office:value="1.065" calcext:value-type="float">
            <text:p>1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.0165" calcext:value-type="float">
            <text:p>1.0165</text:p>
          </table:table-cell>
          <table:table-cell office:value-type="float" office:value="5" calcext:value-type="float">
            <text:p>5</text:p>
          </table:table-cell>
          <table:table-cell office:value-type="float" office:value="1.0268" calcext:value-type="float">
            <text:p>1.0268</text:p>
          </table:table-cell>
          <table:table-cell office:value-type="float" office:value="6" calcext:value-type="float">
            <text:p>6</text:p>
          </table:table-cell>
          <table:table-cell office:value-type="float" office:value="1.0231" calcext:value-type="float">
            <text:p>1.0231</text:p>
          </table:table-cell>
          <table:table-cell office:value-type="float" office:value="8" calcext:value-type="float">
            <text:p>8</text:p>
          </table:table-cell>
          <table:table-cell office:value-type="float" office:value="1.068" calcext:value-type="float">
            <text:p>1.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.0167" calcext:value-type="float">
            <text:p>1.0167</text:p>
          </table:table-cell>
          <table:table-cell office:value-type="float" office:value="9" calcext:value-type="float">
            <text:p>9</text:p>
          </table:table-cell>
          <table:table-cell office:value-type="float" office:value="1.0269" calcext:value-type="float">
            <text:p>1.0269</text:p>
          </table:table-cell>
          <table:table-cell office:value-type="float" office:value="10" calcext:value-type="float">
            <text:p>10</text:p>
          </table:table-cell>
          <table:table-cell office:value-type="float" office:value="1.0251" calcext:value-type="float">
            <text:p>1.0251</text:p>
          </table:table-cell>
          <table:table-cell office:value-type="float" office:value="10" calcext:value-type="float">
            <text:p>10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.0188" calcext:value-type="float">
            <text:p>1.0188</text:p>
          </table:table-cell>
          <table:table-cell office:value-type="float" office:value="8" calcext:value-type="float">
            <text:p>8</text:p>
          </table:table-cell>
          <table:table-cell office:value-type="float" office:value="1.029" calcext:value-type="float">
            <text:p>1.029</text:p>
          </table:table-cell>
          <table:table-cell office:value-type="float" office:value="10" calcext:value-type="float">
            <text:p>10</text:p>
          </table:table-cell>
          <table:table-cell office:value-type="float" office:value="1.0252" calcext:value-type="float">
            <text:p>1.0252</text:p>
          </table:table-cell>
          <table:table-cell office:value-type="float" office:value="8" calcext:value-type="float">
            <text:p>8</text:p>
          </table:table-cell>
          <table:table-cell office:value-type="float" office:value="1.075" calcext:value-type="float">
            <text:p>1.0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formula="of:=([.A5]+[.A10])/2" office:value-type="float" office:value="560" calcext:value-type="float">
            <text:p>560</text:p>
          </table:table-cell>
          <table:table-cell table:formula="of:=([.B10]-[.B5])/([.$A10]-[.$A5])" office:value-type="float" office:value="0.00000750000000000003" calcext:value-type="float">
            <text:p>7.50000000000003E-06</text:p>
          </table:table-cell>
          <table:table-cell/>
          <table:table-cell table:formula="of:=([.D10]-[.D5])/([.$A10]-[.$A5])" office:value-type="float" office:value="0.0000132692307692306" calcext:value-type="float">
            <text:p>1.32692307692306E-05</text:p>
          </table:table-cell>
          <table:table-cell/>
          <table:table-cell table:formula="of:=([.F10]-[.F5])/([.$A10]-[.$A5])" office:value-type="float" office:value="0.0000111538461538462" calcext:value-type="float">
            <text:p>1.11538461538462E-05</text:p>
          </table:table-cell>
          <table:table-cell table:number-columns-repeated="3"/>
        </table:table-row>
        <table:table-row table:style-name="ro1">
          <table:table-cell table:formula="of:=([.A6]+[.A11])/2" office:value-type="float" office:value="659" calcext:value-type="float">
            <text:p>659</text:p>
          </table:table-cell>
          <table:table-cell table:formula="of:=([.B11]-[.B6])/([.$A11]-[.$A6])" office:value-type="float" office:value="0.00000734767025089604" calcext:value-type="float">
            <text:p>7.34767025089604E-06</text:p>
          </table:table-cell>
          <table:table-cell/>
          <table:table-cell table:formula="of:=([.D11]-[.D6])/([.$A11]-[.$A6])" office:value-type="float" office:value="0.0000148745519713261" calcext:value-type="float">
            <text:p>1.48745519713261E-05</text:p>
          </table:table-cell>
          <table:table-cell/>
          <table:table-cell table:formula="of:=([.F11]-[.F6])/([.$A11]-[.$A6])" office:value-type="float" office:value="0.0000134408602150539" calcext:value-type="float">
            <text:p>1.34408602150539E-05</text:p>
          </table:table-cell>
          <table:table-cell table:number-columns-repeated="3"/>
        </table:table-row>
        <table:table-row table:style-name="ro1">
          <table:table-cell table:formula="of:=([.A7]+[.A12])/2" office:value-type="float" office:value="761.5" calcext:value-type="float">
            <text:p>761.5</text:p>
          </table:table-cell>
          <table:table-cell table:formula="of:=([.B12]-[.B7])/([.$A12]-[.$A7])" office:value-type="float" office:value="0.00000774526678141127" calcext:value-type="float">
            <text:p>7.74526678141127E-06</text:p>
          </table:table-cell>
          <table:table-cell/>
          <table:table-cell table:formula="of:=([.D12]-[.D7])/([.$A12]-[.$A7])" office:value-type="float" office:value="0.0000168674698795181" calcext:value-type="float">
            <text:p>1.68674698795181E-05</text:p>
          </table:table-cell>
          <table:table-cell/>
          <table:table-cell table:formula="of:=([.F12]-[.F7])/([.$A12]-[.$A7])" office:value-type="float" office:value="0.0000113597246127366" calcext:value-type="float">
            <text:p>1.13597246127366E-05</text:p>
          </table:table-cell>
          <table:table-cell table:number-columns-repeated="3"/>
        </table:table-row>
        <table:table-row table:style-name="ro1">
          <table:table-cell table:formula="of:=([.A8]+[.A13])/2" office:value-type="float" office:value="875" calcext:value-type="float">
            <text:p>875</text:p>
          </table:table-cell>
          <table:table-cell table:formula="of:=([.B13]-[.B8])/([.$A13]-[.$A8])" office:value-type="float" office:value="0.00000830508474576255" calcext:value-type="float">
            <text:p>8.30508474576255E-06</text:p>
          </table:table-cell>
          <table:table-cell/>
          <table:table-cell table:formula="of:=([.D13]-[.D8])/([.$A13]-[.$A8])" office:value-type="float" office:value="0.0000147457627118643" calcext:value-type="float">
            <text:p>1.47457627118643E-05</text:p>
          </table:table-cell>
          <table:table-cell/>
          <table:table-cell table:formula="of:=([.F13]-[.F8])/([.$A13]-[.$A8])" office:value-type="float" office:value="0.0000132203389830509" calcext:value-type="float">
            <text:p>1.32203389830509E-05</text:p>
          </table:table-cell>
          <table:table-cell table:number-columns-repeated="3"/>
        </table:table-row>
        <table:table-row table:style-name="ro1">
          <table:table-cell table:formula="of:=([.A9]+[.A14])/2" office:value-type="float" office:value="984" calcext:value-type="float">
            <text:p>984</text:p>
          </table:table-cell>
          <table:table-cell table:formula="of:=([.B14]-[.B9])/([.$A14]-[.$A9])" office:value-type="float" office:value="0.00000937500000000012" calcext:value-type="float">
            <text:p>9.37500000000012E-06</text:p>
          </table:table-cell>
          <table:table-cell/>
          <table:table-cell table:formula="of:=([.D14]-[.D9])/([.$A14]-[.$A9])" office:value-type="float" office:value="0.0000137152777777778" calcext:value-type="float">
            <text:p>1.37152777777778E-05</text:p>
          </table:table-cell>
          <table:table-cell/>
          <table:table-cell table:formula="of:=([.F14]-[.F9])/([.$A14]-[.$A9])" office:value-type="float" office:value="0.000012152777777778" calcext:value-type="float">
            <text:p>1.2152777777778E-05</text:p>
          </table:table-cell>
          <table:table-cell table:number-columns-repeated="3"/>
        </table:table-row>
        <table:table-row table:style-name="ro1">
          <table:table-cell table:formula="of:=([.A10]+[.A15])/2" office:value-type="float" office:value="1069.5" calcext:value-type="float">
            <text:p>1069.5</text:p>
          </table:table-cell>
          <table:table-cell table:formula="of:=([.B15]-[.B10])/([.$A15]-[.$A10])" office:value-type="float" office:value="0.00000981963927855692" calcext:value-type="float">
            <text:p>9.81963927855692E-06</text:p>
          </table:table-cell>
          <table:table-cell/>
          <table:table-cell table:formula="of:=([.D15]-[.D10])/([.$A15]-[.$A10])" office:value-type="float" office:value="0.0000142284569138279" calcext:value-type="float">
            <text:p>1.42284569138279E-05</text:p>
          </table:table-cell>
          <table:table-cell/>
          <table:table-cell table:formula="of:=([.F15]-[.F10])/([.$A15]-[.$A10])" office:value-type="float" office:value="0.0000126252505010019" calcext:value-type="float">
            <text:p>1.26252505010019E-05</text:p>
          </table:table-cell>
          <table:table-cell table:number-columns-repeated="3"/>
        </table:table-row>
        <table:table-row table:style-name="ro1">
          <table:table-cell table:formula="of:=([.A11]+[.A16])/2" office:value-type="float" office:value="1164.5" calcext:value-type="float">
            <text:p>1164.5</text:p>
          </table:table-cell>
          <table:table-cell table:formula="of:=([.B16]-[.B11])/([.$A16]-[.$A11])" office:value-type="float" office:value="0.00000971302428256111" calcext:value-type="float">
            <text:p>9.71302428256111E-06</text:p>
          </table:table-cell>
          <table:table-cell/>
          <table:table-cell table:formula="of:=([.D16]-[.D11])/([.$A16]-[.$A11])" office:value-type="float" office:value="0.0000145695364238409" calcext:value-type="float">
            <text:p>1.45695364238409E-05</text:p>
          </table:table-cell>
          <table:table-cell/>
          <table:table-cell table:formula="of:=([.F16]-[.F11])/([.$A16]-[.$A11])" office:value-type="float" office:value="0.0000108167770419424" calcext:value-type="float">
            <text:p>1.08167770419424E-05</text:p>
          </table:table-cell>
          <table:table-cell table:number-columns-repeated="3"/>
        </table:table-row>
        <table:table-row table:style-name="ro1">
          <table:table-cell table:formula="of:=([.A12]+[.A17])/2" office:value-type="float" office:value="1273" calcext:value-type="float">
            <text:p>1273</text:p>
          </table:table-cell>
          <table:table-cell table:formula="of:=([.B17]-[.B12])/([.$A17]-[.$A12])" office:value-type="float" office:value="0.000010180995475113" calcext:value-type="float">
            <text:p>1.0180995475113E-05</text:p>
          </table:table-cell>
          <table:table-cell/>
          <table:table-cell table:formula="of:=([.D17]-[.D12])/([.$A17]-[.$A12])" office:value-type="float" office:value="0.0000140271493212669" calcext:value-type="float">
            <text:p>1.40271493212669E-05</text:p>
          </table:table-cell>
          <table:table-cell/>
          <table:table-cell table:formula="of:=([.F17]-[.F12])/([.$A17]-[.$A12])" office:value-type="float" office:value="0.0000115384615384618" calcext:value-type="float">
            <text:p>1.15384615384618E-05</text:p>
          </table:table-cell>
          <table:table-cell table:number-columns-repeated="3"/>
        </table:table-row>
        <table:table-row table:style-name="ro1">
          <table:table-cell table:formula="of:=([.A13]+[.A18])/2" office:value-type="float" office:value="1392" calcext:value-type="float">
            <text:p>1392</text:p>
          </table:table-cell>
          <table:table-cell table:formula="of:=([.B18]-[.B13])/([.$A18]-[.$A13])" office:value-type="float" office:value="0.0000126126126126127" calcext:value-type="float">
            <text:p>1.26126126126127E-05</text:p>
          </table:table-cell>
          <table:table-cell/>
          <table:table-cell table:formula="of:=([.D18]-[.D13])/([.$A18]-[.$A13])" office:value-type="float" office:value="0.0000159909909909912" calcext:value-type="float">
            <text:p>1.59909909909912E-05</text:p>
          </table:table-cell>
          <table:table-cell/>
          <table:table-cell table:formula="of:=([.F18]-[.F13])/([.$A18]-[.$A13])" office:value-type="float" office:value="0.0000112612612612615" calcext:value-type="float">
            <text:p>1.12612612612615E-05</text:p>
          </table:table-cell>
          <table:table-cell table:number-columns-repeated="3"/>
        </table:table-row>
        <table:table-row table:style-name="ro1">
          <table:table-cell table:formula="of:=([.A14]+[.A19])/2" office:value-type="float" office:value="1490.5" calcext:value-type="float">
            <text:p>1490.5</text:p>
          </table:table-cell>
          <table:table-cell table:formula="of:=([.B19]-[.B14])/([.$A19]-[.$A14])" office:value-type="float" office:value="0.0000105263157894735" calcext:value-type="float">
            <text:p>1.05263157894735E-05</text:p>
          </table:table-cell>
          <table:table-cell/>
          <table:table-cell table:formula="of:=([.D19]-[.D14])/([.$A19]-[.$A14])" office:value-type="float" office:value="0.0000178489702517158" calcext:value-type="float">
            <text:p>1.78489702517158E-05</text:p>
          </table:table-cell>
          <table:table-cell/>
          <table:table-cell table:formula="of:=([.F19]-[.F14])/([.$A19]-[.$A14])" office:value-type="float" office:value="0.0000121281464530889" calcext:value-type="float">
            <text:p>1.21281464530889E-05</text:p>
          </table:table-cell>
          <table:table-cell table:number-columns-repeated="3"/>
        </table:table-row>
        <table:table-row table:style-name="ro1">
          <table:table-cell table:formula="of:=([.A15]+[.A20])/2" office:value-type="float" office:value="1561" calcext:value-type="float">
            <text:p>1561</text:p>
          </table:table-cell>
          <table:table-cell table:formula="of:=([.B20]-[.B15])/([.$A20]-[.$A15])" office:value-type="float" office:value="0.0000107438016528928" calcext:value-type="float">
            <text:p>1.07438016528928E-05</text:p>
          </table:table-cell>
          <table:table-cell/>
          <table:table-cell table:formula="of:=([.D20]-[.D15])/([.$A20]-[.$A15])" office:value-type="float" office:value="0.000015909090909091" calcext:value-type="float">
            <text:p>1.5909090909091E-05</text:p>
          </table:table-cell>
          <table:table-cell/>
          <table:table-cell table:formula="of:=([.F20]-[.F15])/([.$A20]-[.$A15])" office:value-type="float" office:value="0.0000138429752066114" calcext:value-type="float">
            <text:p>1.38429752066114E-05</text:p>
          </table:table-cell>
          <table:table-cell table:number-columns-repeated="3"/>
        </table:table-row>
        <table:table-row table:style-name="ro1">
          <table:table-cell table:formula="of:=([.A16]+[.A21])/2" office:value-type="float" office:value="1642.5" calcext:value-type="float">
            <text:p>1642.5</text:p>
          </table:table-cell>
          <table:table-cell table:formula="of:=([.B21]-[.B16])/([.$A21]-[.$A16])" office:value-type="float" office:value="0.0000117296222664016" calcext:value-type="float">
            <text:p>1.17296222664016E-05</text:p>
          </table:table-cell>
          <table:table-cell/>
          <table:table-cell table:formula="of:=([.D21]-[.D16])/([.$A21]-[.$A16])" office:value-type="float" office:value="0.0000182902584493044" calcext:value-type="float">
            <text:p>1.82902584493044E-05</text:p>
          </table:table-cell>
          <table:table-cell/>
          <table:table-cell table:formula="of:=([.F21]-[.F16])/([.$A21]-[.$A16])" office:value-type="float" office:value="0.0000135188866799208" calcext:value-type="float">
            <text:p>1.35188866799208E-05</text:p>
          </table:table-cell>
          <table:table-cell table:number-columns-repeated="3"/>
        </table:table-row>
        <table:table-row table:style-name="ro1">
          <table:table-cell table:formula="of:=([.A17]+[.A22])/2" office:value-type="float" office:value="1734.5" calcext:value-type="float">
            <text:p>1734.5</text:p>
          </table:table-cell>
          <table:table-cell table:formula="of:=([.B22]-[.B17])/([.$A22]-[.$A17])" office:value-type="float" office:value="0.0000133056133056132" calcext:value-type="float">
            <text:p>1.33056133056132E-05</text:p>
          </table:table-cell>
          <table:table-cell/>
          <table:table-cell table:formula="of:=([.D22]-[.D17])/([.$A22]-[.$A17])" office:value-type="float" office:value="0.0000160083160083161" calcext:value-type="float">
            <text:p>1.60083160083161E-05</text:p>
          </table:table-cell>
          <table:table-cell/>
          <table:table-cell table:formula="of:=([.F22]-[.F17])/([.$A22]-[.$A17])" office:value-type="float" office:value="0.0000168399168399168" calcext:value-type="float">
            <text:p>1.68399168399168E-05</text:p>
          </table:table-cell>
          <table:table-cell table:number-columns-repeated="3"/>
        </table:table-row>
        <table:table-row table:style-name="ro1">
          <table:table-cell table:formula="of:=([.A18]+[.A23])/2" office:value-type="float" office:value="1832" calcext:value-type="float">
            <text:p>1832</text:p>
          </table:table-cell>
          <table:table-cell table:formula="of:=([.B23]-[.B18])/([.$A23]-[.$A18])" office:value-type="float" office:value="0.00000917431192660551" calcext:value-type="float">
            <text:p>9.17431192660551E-06</text:p>
          </table:table-cell>
          <table:table-cell/>
          <table:table-cell table:formula="of:=([.D23]-[.D18])/([.$A23]-[.$A18])" office:value-type="float" office:value="0.0000153669724770641" calcext:value-type="float">
            <text:p>1.53669724770641E-05</text:p>
          </table:table-cell>
          <table:table-cell/>
          <table:table-cell table:formula="of:=([.F23]-[.F18])/([.$A23]-[.$A18])" office:value-type="float" office:value="0.0000142201834862385" calcext:value-type="float">
            <text:p>1.42201834862385E-05</text:p>
          </table:table-cell>
          <table:table-cell table:number-columns-repeated="3"/>
        </table:table-row>
        <table:table-row table:style-name="ro1">
          <table:table-cell table:formula="of:=([.A19]+[.A24])/2" office:value-type="float" office:value="1908" calcext:value-type="float">
            <text:p>1908</text:p>
          </table:table-cell>
          <table:table-cell table:formula="of:=([.B24]-[.B19])/([.$A24]-[.$A19])" office:value-type="float" office:value="0.0000105527638190954" calcext:value-type="float">
            <text:p>1.05527638190954E-05</text:p>
          </table:table-cell>
          <table:table-cell/>
          <table:table-cell table:formula="of:=([.D24]-[.D19])/([.$A24]-[.$A19])" office:value-type="float" office:value="0.0000145728643216081" calcext:value-type="float">
            <text:p>1.45728643216081E-05</text:p>
          </table:table-cell>
          <table:table-cell/>
          <table:table-cell table:formula="of:=([.F24]-[.F19])/([.$A24]-[.$A19])" office:value-type="float" office:value="0.0000160804020100502" calcext:value-type="float">
            <text:p>1.60804020100502E-05</text:p>
          </table:table-cell>
          <table:table-cell table:number-columns-repeated="3"/>
        </table:table-row>
        <table:table-row table:style-name="ro1">
          <table:table-cell table:formula="of:=([.A20]+[.A25])/2" office:value-type="float" office:value="1963.5" calcext:value-type="float">
            <text:p>1963.5</text:p>
          </table:table-cell>
          <table:table-cell table:formula="of:=([.B25]-[.B20])/([.$A25]-[.$A20])" office:value-type="float" office:value="0.00000841121495327079" calcext:value-type="float">
            <text:p>8.41121495327079E-06</text:p>
          </table:table-cell>
          <table:table-cell/>
          <table:table-cell table:formula="of:=([.D25]-[.D20])/([.$A25]-[.$A20])" office:value-type="float" office:value="0.0000161993769470401" calcext:value-type="float">
            <text:p>1.61993769470401E-05</text:p>
          </table:table-cell>
          <table:table-cell/>
          <table:table-cell table:formula="of:=([.F25]-[.F20])/([.$A25]-[.$A20])" office:value-type="float" office:value="0.000019626168224299" calcext:value-type="float">
            <text:p>1.9626168224299E-05</text:p>
          </table:table-cell>
          <table:table-cell table:number-columns-repeated="3"/>
        </table:table-row>
        <table:table-row table:style-name="ro1">
          <table:table-cell table:formula="of:=([.A21]+[.A26])/2" office:value-type="float" office:value="2022" calcext:value-type="float">
            <text:p>2022</text:p>
          </table:table-cell>
          <table:table-cell table:formula="of:=([.B26]-[.B21])/([.$A26]-[.$A21])" office:value-type="float" office:value="0.0000136718749999994" calcext:value-type="float">
            <text:p>1.36718749999994E-05</text:p>
          </table:table-cell>
          <table:table-cell/>
          <table:table-cell table:formula="of:=([.D26]-[.D21])/([.$A26]-[.$A21])" office:value-type="float" office:value="0.0000191406249999996" calcext:value-type="float">
            <text:p>1.91406249999996E-05</text:p>
          </table:table-cell>
          <table:table-cell/>
          <table:table-cell table:formula="of:=([.F26]-[.F21])/([.$A26]-[.$A21])" office:value-type="float" office:value="0.0000218749999999993" calcext:value-type="float">
            <text:p>2.18749999999993E-05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627" calcext:value-type="float">
            <text:p>4.7627</text:p>
          </table:table-cell>
          <table:table-cell office:value-type="float" office:value="10.2251" calcext:value-type="float">
            <text:p>10.2251</text:p>
          </table:table-cell>
          <table:table-cell office:value-type="float" office:value="5.9908" calcext:value-type="float">
            <text:p>5.9908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.8" calcext:value-type="float">
            <text:p>27.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644" calcext:value-type="float">
            <text:p>4.7644</text:p>
          </table:table-cell>
          <table:table-cell office:value-type="float" office:value="10.2316" calcext:value-type="float">
            <text:p>10.2316</text:p>
          </table:table-cell>
          <table:table-cell office:value-type="float" office:value="5.9944" calcext:value-type="float">
            <text:p>5.9944</text:p>
          </table:table-cell>
          <table:table-cell office:value-type="float" office:value="292.21" calcext:value-type="float">
            <text:p>292.21</text:p>
          </table:table-cell>
          <table:table-cell office:value-type="float" office:value="28.3" calcext:value-type="float">
            <text:p>28.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7689" calcext:value-type="float">
            <text:p>4.7689</text:p>
          </table:table-cell>
          <table:table-cell office:value-type="float" office:value="10.251" calcext:value-type="float">
            <text:p>10.251</text:p>
          </table:table-cell>
          <table:table-cell office:value-type="float" office:value="6.0077" calcext:value-type="float">
            <text:p>6.0077</text:p>
          </table:table-cell>
          <table:table-cell office:value-type="float" office:value="293.69" calcext:value-type="float">
            <text:p>293.69</text:p>
          </table:table-cell>
          <table:table-cell office:value-type="float" office:value="29.6" calcext:value-type="float">
            <text:p>29.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703" calcext:value-type="float">
            <text:p>4.7703</text:p>
          </table:table-cell>
          <table:table-cell office:value-type="float" office:value="10.2645" calcext:value-type="float">
            <text:p>10.2645</text:p>
          </table:table-cell>
          <table:table-cell office:value-type="float" office:value="6.0122" calcext:value-type="float">
            <text:p>6.0122</text:p>
          </table:table-cell>
          <table:table-cell office:value-type="float" office:value="294.39" calcext:value-type="float">
            <text:p>294.39</text:p>
          </table:table-cell>
          <table:table-cell office:value-type="float" office:value="30.3" calcext:value-type="float">
            <text:p>30.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742" calcext:value-type="float">
            <text:p>4.7742</text:p>
          </table:table-cell>
          <table:table-cell office:value-type="float" office:value="10.2738" calcext:value-type="float">
            <text:p>10.2738</text:p>
          </table:table-cell>
          <table:table-cell office:value-type="float" office:value="6.0201" calcext:value-type="float">
            <text:p>6.0201</text:p>
          </table:table-cell>
          <table:table-cell office:value-type="float" office:value="295.28" calcext:value-type="float">
            <text:p>295.28</text:p>
          </table:table-cell>
          <table:table-cell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7815" calcext:value-type="float">
            <text:p>4.7815</text:p>
          </table:table-cell>
          <table:table-cell office:value-type="float" office:value="10.2903" calcext:value-type="float">
            <text:p>10.2903</text:p>
          </table:table-cell>
          <table:table-cell office:value-type="float" office:value="6.0288" calcext:value-type="float">
            <text:p>6.0288</text:p>
          </table:table-cell>
          <table:table-cell office:value-type="float" office:value="296.71" calcext:value-type="float">
            <text:p>296.71</text:p>
          </table:table-cell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7865" calcext:value-type="float">
            <text:p>4.7865</text:p>
          </table:table-cell>
          <table:table-cell office:value-type="float" office:value="10.3043" calcext:value-type="float">
            <text:p>10.3043</text:p>
          </table:table-cell>
          <table:table-cell office:value-type="float" office:value="6.0343" calcext:value-type="float">
            <text:p>6.0343</text:p>
          </table:table-cell>
          <table:table-cell office:value-type="float" office:value="297.62" calcext:value-type="float">
            <text:p>297.62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7883" calcext:value-type="float">
            <text:p>4.7883</text:p>
          </table:table-cell>
          <table:table-cell office:value-type="float" office:value="10.3096" calcext:value-type="float">
            <text:p>10.3096</text:p>
          </table:table-cell>
          <table:table-cell office:value-type="float" office:value="6.0368" calcext:value-type="float">
            <text:p>6.0368</text:p>
          </table:table-cell>
          <table:table-cell office:value-type="float" office:value="297.98" calcext:value-type="float">
            <text:p>297.98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7946" calcext:value-type="float">
            <text:p>4.7946</text:p>
          </table:table-cell>
          <table:table-cell office:value-type="float" office:value="10.3197" calcext:value-type="float">
            <text:p>10.3197</text:p>
          </table:table-cell>
          <table:table-cell office:value-type="float" office:value="6.044" calcext:value-type="float">
            <text:p>6.044</text:p>
          </table:table-cell>
          <table:table-cell office:value-type="float" office:value="299.05" calcext:value-type="float">
            <text:p>299.05</text:p>
          </table:table-cell>
          <table:table-cell office:value-type="float" office:value="34.1" calcext:value-type="float">
            <text:p>34.1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7997" calcext:value-type="float">
            <text:p>4.7997</text:p>
          </table:table-cell>
          <table:table-cell office:value-type="float" office:value="10.3377" calcext:value-type="float">
            <text:p>10.3377</text:p>
          </table:table-cell>
          <table:table-cell office:value-type="float" office:value="6.051" calcext:value-type="float">
            <text:p>6.051</text:p>
          </table:table-cell>
          <table:table-cell office:value-type="float" office:value="300.24" calcext:value-type="float">
            <text:p>300.2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([.A52]+[.A50])/2" office:value-type="float" office:value="144" calcext:value-type="float">
            <text:p>144</text:p>
          </table:table-cell>
          <table:table-cell table:formula="of:=2*([.B52]-[.B50])/([.B52]+[.B50])/([.$A52]-[.$A50])" office:value-type="float" office:value="0.00000546611695162826" calcext:value-type="float">
            <text:p>5.46611695162826E-06</text:p>
          </table:table-cell>
          <table:table-cell table:formula="of:=2*([.C52]-[.C50])/([.C52]+[.C50])/([.$A52]-[.$A50])" office:value-type="float" office:value="0.0000106293219325716" calcext:value-type="float">
            <text:p>1.06293219325716E-05</text:p>
          </table:table-cell>
          <table:table-cell table:formula="of:=2*([.D52]-[.D50])/([.D52]+[.D50])/([.$A52]-[.$A50])" office:value-type="float" office:value="0.0000118362134202347" calcext:value-type="float">
            <text:p>1.18362134202347E-05</text:p>
          </table:table-cell>
          <table:table-cell table:number-columns-repeated="5"/>
        </table:table-row>
        <table:table-row table:style-name="ro1">
          <table:table-cell table:formula="of:=([.A53]+[.A51])/2" office:value-type="float" office:value="225.5" calcext:value-type="float">
            <text:p>225.5</text:p>
          </table:table-cell>
          <table:table-cell table:formula="of:=2*([.B53]-[.B51])/([.B53]+[.B51])/([.$A53]-[.$A51])" office:value-type="float" office:value="0.00000477831977512059" calcext:value-type="float">
            <text:p>4.77831977512059E-06</text:p>
          </table:table-cell>
          <table:table-cell table:formula="of:=2*([.C53]-[.C51])/([.C53]+[.C51])/([.$A53]-[.$A51])" office:value-type="float" office:value="0.0000123952388041653" calcext:value-type="float">
            <text:p>1.23952388041653E-05</text:p>
          </table:table-cell>
          <table:table-cell table:formula="of:=2*([.D53]-[.D51])/([.D53]+[.D51])/([.$A53]-[.$A51])" office:value-type="float" office:value="0.0000114480150460363" calcext:value-type="float">
            <text:p>1.14480150460363E-05</text:p>
          </table:table-cell>
          <table:table-cell table:number-columns-repeated="5"/>
        </table:table-row>
        <table:table-row table:style-name="ro1">
          <table:table-cell table:formula="of:=([.A54]+[.A52])/2" office:value-type="float" office:value="356.5" calcext:value-type="float">
            <text:p>356.5</text:p>
          </table:table-cell>
          <table:table-cell table:formula="of:=2*([.B54]-[.B52])/([.B54]+[.B52])/([.$A54]-[.$A52])" office:value-type="float" office:value="0.00000593984051079948" calcext:value-type="float">
            <text:p>5.93984051079948E-06</text:p>
          </table:table-cell>
          <table:table-cell table:formula="of:=2*([.C54]-[.C52])/([.C54]+[.C52])/([.$A54]-[.$A52])" office:value-type="float" office:value="0.0000118807621696524" calcext:value-type="float">
            <text:p>1.18807621696524E-05</text:p>
          </table:table-cell>
          <table:table-cell table:formula="of:=2*([.D54]-[.D52])/([.D54]+[.D52])/([.$A54]-[.$A52])" office:value-type="float" office:value="0.000011026149491646" calcext:value-type="float">
            <text:p>1.1026149491646E-05</text:p>
          </table:table-cell>
          <table:table-cell table:number-columns-repeated="5"/>
        </table:table-row>
        <table:table-row table:style-name="ro1">
          <table:table-cell table:formula="of:=([.A55]+[.A53])/2" office:value-type="float" office:value="475" calcext:value-type="float">
            <text:p>475</text:p>
          </table:table-cell>
          <table:table-cell table:formula="of:=2*([.B55]-[.B53])/([.B55]+[.B53])/([.$A55]-[.$A53])" office:value-type="float" office:value="0.00000977128220160994" calcext:value-type="float">
            <text:p>9.77128220160994E-06</text:p>
          </table:table-cell>
          <table:table-cell table:formula="of:=2*([.C55]-[.C53])/([.C55]+[.C53])/([.$A55]-[.$A53])" office:value-type="float" office:value="0.0000104598439293986" calcext:value-type="float">
            <text:p>1.04598439293986E-05</text:p>
          </table:table-cell>
          <table:table-cell table:formula="of:=2*([.D55]-[.D53])/([.D55]+[.D53])/([.$A55]-[.$A53])" office:value-type="float" office:value="0.0000114885253162808" calcext:value-type="float">
            <text:p>1.14885253162808E-05</text:p>
          </table:table-cell>
          <table:table-cell table:number-columns-repeated="5"/>
        </table:table-row>
        <table:table-row table:style-name="ro1">
          <table:table-cell table:formula="of:=([.A56]+[.A54])/2" office:value-type="float" office:value="570" calcext:value-type="float">
            <text:p>570</text:p>
          </table:table-cell>
          <table:table-cell table:formula="of:=2*([.B56]-[.B54])/([.B56]+[.B54])/([.$A56]-[.$A54])" office:value-type="float" office:value="0.0000107209723137425" calcext:value-type="float">
            <text:p>1.07209723137425E-05</text:p>
          </table:table-cell>
          <table:table-cell table:formula="of:=2*([.C56]-[.C54])/([.C56]+[.C54])/([.$A56]-[.$A54])" office:value-type="float" office:value="0.0000123513184728749" calcext:value-type="float">
            <text:p>1.23513184728749E-05</text:p>
          </table:table-cell>
          <table:table-cell table:formula="of:=2*([.D56]-[.D54])/([.D56]+[.D54])/([.$A56]-[.$A54])" office:value-type="float" office:value="0.00000981660914963262" calcext:value-type="float">
            <text:p>9.81660914963262E-06</text:p>
          </table:table-cell>
          <table:table-cell table:number-columns-repeated="5"/>
        </table:table-row>
        <table:table-row table:style-name="ro1">
          <table:table-cell table:formula="of:=([.A57]+[.A55])/2" office:value-type="float" office:value="677.5" calcext:value-type="float">
            <text:p>677.5</text:p>
          </table:table-cell>
          <table:table-cell table:formula="of:=2*([.B57]-[.B55])/([.B57]+[.B55])/([.$A57]-[.$A55])" office:value-type="float" office:value="0.00000861295350208294" calcext:value-type="float">
            <text:p>8.61295350208294E-06</text:p>
          </table:table-cell>
          <table:table-cell table:formula="of:=2*([.C57]-[.C55])/([.C57]+[.C55])/([.$A57]-[.$A55])" office:value-type="float" office:value="0.0000113563363870401" calcext:value-type="float">
            <text:p>1.13563363870401E-05</text:p>
          </table:table-cell>
          <table:table-cell table:formula="of:=2*([.D57]-[.D55])/([.D57]+[.D55])/([.$A57]-[.$A55])" office:value-type="float" office:value="0.00000803687317412288" calcext:value-type="float">
            <text:p>8.03687317412288E-06</text:p>
          </table:table-cell>
          <table:table-cell table:number-columns-repeated="5"/>
        </table:table-row>
        <table:table-row table:style-name="ro1">
          <table:table-cell table:formula="of:=([.A58]+[.A56])/2" office:value-type="float" office:value="767" calcext:value-type="float">
            <text:p>767</text:p>
          </table:table-cell>
          <table:table-cell table:formula="of:=2*([.B58]-[.B56])/([.B58]+[.B56])/([.$A58]-[.$A56])" office:value-type="float" office:value="0.0000109794079171288" calcext:value-type="float">
            <text:p>1.09794079171288E-05</text:p>
          </table:table-cell>
          <table:table-cell table:formula="of:=2*([.C58]-[.C56])/([.C58]+[.C56])/([.$A58]-[.$A56])" office:value-type="float" office:value="0.00000969743987587254" calcext:value-type="float">
            <text:p>9.69743987587254E-06</text:p>
          </table:table-cell>
          <table:table-cell table:formula="of:=2*([.D58]-[.D56])/([.D58]+[.D56])/([.$A58]-[.$A56])" office:value-type="float" office:value="0.0000104297811756639" calcext:value-type="float">
            <text:p>1.04297811756639E-05</text:p>
          </table:table-cell>
          <table:table-cell table:number-columns-repeated="5"/>
        </table:table-row>
        <table:table-row table:style-name="ro1">
          <table:table-cell table:formula="of:=([.A59]+[.A57])/2" office:value-type="float" office:value="861.5" calcext:value-type="float">
            <text:p>861.5</text:p>
          </table:table-cell>
          <table:table-cell table:formula="of:=2*([.B59]-[.B57])/([.B59]+[.B57])/([.$A59]-[.$A57])" office:value-type="float" office:value="0.0000117141500767586" calcext:value-type="float">
            <text:p>1.17141500767586E-05</text:p>
          </table:table-cell>
          <table:table-cell table:formula="of:=2*([.C59]-[.C57])/([.C59]+[.C57])/([.$A59]-[.$A57])" office:value-type="float" office:value="0.0000134084016137895" calcext:value-type="float">
            <text:p>1.34084016137895E-05</text:p>
          </table:table-cell>
          <table:table-cell table:formula="of:=2*([.D59]-[.D57])/([.D59]+[.D57])/([.$A59]-[.$A57])" office:value-type="float" office:value="0.0000115737750320579" calcext:value-type="float">
            <text:p>1.15737750320579E-0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formula="of:=[.A50]" office:value-type="float" office:value="25" calcext:value-type="float">
            <text:p>25</text:p>
          </table:table-cell>
          <table:table-cell table:formula="of:=[.B50]/[.B$50]" office:value-type="float" office:value="1" calcext:value-type="float">
            <text:p>1</text:p>
          </table:table-cell>
          <table:table-cell table:formula="of:=[.C50]/[.C$50]" office:value-type="float" office:value="1" calcext:value-type="float">
            <text:p>1</text:p>
          </table:table-cell>
          <table:table-cell table:formula="of:=[.D50]/[.D$5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]" office:value-type="float" office:value="96" calcext:value-type="float">
            <text:p>96</text:p>
          </table:table-cell>
          <table:table-cell table:formula="of:=[.B51]/[.B$50]" office:value-type="float" office:value="1.00035694039096" calcext:value-type="float">
            <text:p>1.00035694039096</text:p>
          </table:table-cell>
          <table:table-cell table:formula="of:=[.C51]/[.C$50]" office:value-type="float" office:value="1.00063569060449" calcext:value-type="float">
            <text:p>1.00063569060449</text:p>
          </table:table-cell>
          <table:table-cell table:formula="of:=[.D51]/[.D$50]" office:value-type="float" office:value="1.00060092141283" calcext:value-type="float">
            <text:p>1.00060092141283</text:p>
          </table:table-cell>
          <table:table-cell table:number-columns-repeated="5"/>
        </table:table-row>
        <table:table-row table:style-name="ro1">
          <table:table-cell table:formula="of:=[.A52]" office:value-type="float" office:value="263" calcext:value-type="float">
            <text:p>263</text:p>
          </table:table-cell>
          <table:table-cell table:formula="of:=[.B52]/[.B$50]" office:value-type="float" office:value="1.00130178260231" calcext:value-type="float">
            <text:p>1.00130178260231</text:p>
          </table:table-cell>
          <table:table-cell table:formula="of:=[.C52]/[.C$50]" office:value-type="float" office:value="1.00253298256252" calcext:value-type="float">
            <text:p>1.00253298256252</text:p>
          </table:table-cell>
          <table:table-cell table:formula="of:=[.D52]/[.D$50]" office:value-type="float" office:value="1.00282099218802" calcext:value-type="float">
            <text:p>1.00282099218802</text:p>
          </table:table-cell>
          <table:table-cell table:number-columns-repeated="5"/>
        </table:table-row>
        <table:table-row table:style-name="ro1">
          <table:table-cell table:formula="of:=[.A53]" office:value-type="float" office:value="355" calcext:value-type="float">
            <text:p>355</text:p>
          </table:table-cell>
          <table:table-cell table:formula="of:=[.B53]/[.B$50]" office:value-type="float" office:value="1.0015957335125" calcext:value-type="float">
            <text:p>1.0015957335125</text:p>
          </table:table-cell>
          <table:table-cell table:formula="of:=[.C53]/[.C$50]" office:value-type="float" office:value="1.00385326304877" calcext:value-type="float">
            <text:p>1.00385326304877</text:p>
          </table:table-cell>
          <table:table-cell table:formula="of:=[.D53]/[.D$50]" office:value-type="float" office:value="1.00357214395406" calcext:value-type="float">
            <text:p>1.00357214395406</text:p>
          </table:table-cell>
          <table:table-cell table:number-columns-repeated="5"/>
        </table:table-row>
        <table:table-row table:style-name="ro1">
          <table:table-cell table:formula="of:=[.A54]" office:value-type="float" office:value="450" calcext:value-type="float">
            <text:p>450</text:p>
          </table:table-cell>
          <table:table-cell table:formula="of:=[.B54]/[.B$50]" office:value-type="float" office:value="1.00241459676234" calcext:value-type="float">
            <text:p>1.00241459676234</text:p>
          </table:table-cell>
          <table:table-cell table:formula="of:=[.C54]/[.C$50]" office:value-type="float" office:value="1.00476278960597" calcext:value-type="float">
            <text:p>1.00476278960597</text:p>
          </table:table-cell>
          <table:table-cell table:formula="of:=[.D54]/[.D$50]" office:value-type="float" office:value="1.00489083261" calcext:value-type="float">
            <text:p>1.00489083261</text:p>
          </table:table-cell>
          <table:table-cell table:number-columns-repeated="5"/>
        </table:table-row>
        <table:table-row table:style-name="ro1">
          <table:table-cell table:formula="of:=[.A55]" office:value-type="float" office:value="595" calcext:value-type="float">
            <text:p>595</text:p>
          </table:table-cell>
          <table:table-cell table:formula="of:=[.B55]/[.B$50]" office:value-type="float" office:value="1.00394734079409" calcext:value-type="float">
            <text:p>1.00394734079409</text:p>
          </table:table-cell>
          <table:table-cell table:formula="of:=[.C55]/[.C$50]" office:value-type="float" office:value="1.00637646575584" calcext:value-type="float">
            <text:p>1.00637646575584</text:p>
          </table:table-cell>
          <table:table-cell table:formula="of:=[.D55]/[.D$50]" office:value-type="float" office:value="1.00634305935768" calcext:value-type="float">
            <text:p>1.00634305935768</text:p>
          </table:table-cell>
          <table:table-cell table:number-columns-repeated="5"/>
        </table:table-row>
        <table:table-row table:style-name="ro1">
          <table:table-cell table:formula="of:=[.A56]" office:value-type="float" office:value="690" calcext:value-type="float">
            <text:p>690</text:p>
          </table:table-cell>
          <table:table-cell table:formula="of:=[.B56]/[.B$50]" office:value-type="float" office:value="1.00499716547337" calcext:value-type="float">
            <text:p>1.00499716547337</text:p>
          </table:table-cell>
          <table:table-cell table:formula="of:=[.C56]/[.C$50]" office:value-type="float" office:value="1.00774564551936" calcext:value-type="float">
            <text:p>1.00774564551936</text:p>
          </table:table-cell>
          <table:table-cell table:formula="of:=[.D56]/[.D$50]" office:value-type="float" office:value="1.0072611337384" calcext:value-type="float">
            <text:p>1.0072611337384</text:p>
          </table:table-cell>
          <table:table-cell table:number-columns-repeated="5"/>
        </table:table-row>
        <table:table-row table:style-name="ro1">
          <table:table-cell table:formula="of:=[.A57]" office:value-type="float" office:value="760" calcext:value-type="float">
            <text:p>760</text:p>
          </table:table-cell>
          <table:table-cell table:formula="of:=[.B57]/[.B$50]" office:value-type="float" office:value="1.00537510235791" calcext:value-type="float">
            <text:p>1.00537510235791</text:p>
          </table:table-cell>
          <table:table-cell table:formula="of:=[.C57]/[.C$50]" office:value-type="float" office:value="1.00826397785841" calcext:value-type="float">
            <text:p>1.00826397785841</text:p>
          </table:table-cell>
          <table:table-cell table:formula="of:=[.D57]/[.D$50]" office:value-type="float" office:value="1.00767844027509" calcext:value-type="float">
            <text:p>1.00767844027509</text:p>
          </table:table-cell>
          <table:table-cell table:number-columns-repeated="5"/>
        </table:table-row>
        <table:table-row table:style-name="ro1">
          <table:table-cell table:formula="of:=[.A58]" office:value-type="float" office:value="844" calcext:value-type="float">
            <text:p>844</text:p>
          </table:table-cell>
          <table:table-cell table:formula="of:=[.B58]/[.B$50]" office:value-type="float" office:value="1.0066978814538" calcext:value-type="float">
            <text:p>1.0066978814538</text:p>
          </table:table-cell>
          <table:table-cell table:formula="of:=[.C58]/[.C$50]" office:value-type="float" office:value="1.00925174325923" calcext:value-type="float">
            <text:p>1.00925174325923</text:p>
          </table:table-cell>
          <table:table-cell table:formula="of:=[.D58]/[.D$50]" office:value-type="float" office:value="1.00888028310075" calcext:value-type="float">
            <text:p>1.00888028310075</text:p>
          </table:table-cell>
          <table:table-cell table:number-columns-repeated="5"/>
        </table:table-row>
        <table:table-row table:style-name="ro1">
          <table:table-cell table:formula="of:=[.A59]" office:value-type="float" office:value="963" calcext:value-type="float">
            <text:p>963</text:p>
          </table:table-cell>
          <table:table-cell table:formula="of:=[.B59]/[.B$50]" office:value-type="float" office:value="1.00776870262666" calcext:value-type="float">
            <text:p>1.00776870262666</text:p>
          </table:table-cell>
          <table:table-cell table:formula="of:=[.C59]/[.C$50]" office:value-type="float" office:value="1.01101211724091" calcext:value-type="float">
            <text:p>1.01101211724091</text:p>
          </table:table-cell>
          <table:table-cell table:formula="of:=[.D59]/[.D$50]" office:value-type="float" office:value="1.01004874140349" calcext:value-type="float">
            <text:p>1.010048741403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9:55:37.87099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Myhill</meta:initial-creator>
    <meta:creation-date>2021-09-13T14:29:03.248828028</meta:creation-date>
    <dc:date>2021-09-13T23:53:18.705707205</dc:date>
    <dc:creator>Robert Myhill</dc:creator>
    <meta:editing-duration>PT4H11M56S</meta:editing-duration>
    <meta:editing-cycles>2</meta:editing-cycles>
    <meta:generator>LibreOffice/6.4.7.2$Linux_X86_64 LibreOffice_project/40$Build-2</meta:generator>
    <meta:document-statistic meta:table-count="1" meta:cell-count="40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703cm" style:legend-expansion="high" chart:style-name="ch2"/>
        <chart:plot-area chart:style-name="ch3" table:cell-range-address="Sheet1.A5:Sheet1.B26 Sheet1.B4:Sheet1.B4 Sheet1.D4:Sheet1.D26 Sheet1.F4:Sheet1.F26" chart:data-source-has-labels="row" svg:x="0.32cm" svg:y="0.18cm" svg:width="13.831cm" svg:height="8.64cm">
          <chartooo:coordinate-region svg:x="1.418cm" svg:y="0.38cm" svg:width="12.3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26" chart:label-cell-address="Sheet1.B4:Sheet1.B4" chart:class="chart:scatter">
            <chart:domain table:cell-range-address="Sheet1.A5:Sheet1.A26"/>
            <chart:data-point chart:repeated="22"/>
          </chart:series>
          <chart:series chart:style-name="ch7" chart:values-cell-range-address="Sheet1.D5:Sheet1.D26" chart:label-cell-address="Sheet1.D4:Sheet1.D4" chart:class="chart:scatter">
            <chart:data-point chart:repeated="22"/>
          </chart:series>
          <chart:series chart:style-name="ch8" chart:values-cell-range-address="Sheet1.F5:Sheet1.F26" chart:label-cell-address="Sheet1.F4:Sheet1.F4" chart:class="chart:scatte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1.B4:Sheet1.B4</svg:desc>
                </draw:g>
              </table:table-cell>
              <table:table-cell office:value-type="string">
                <text:p>b</text:p>
                <draw:g>
                  <svg:desc>Sheet1.D4:Sheet1.D4</svg:desc>
                </draw:g>
              </table:table-cell>
              <table:table-cell office:value-type="string">
                <text:p>c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5:Sheet1.A26</svg:desc>
                </draw:g>
              </table:table-cell>
              <table:table-cell office:value-type="float" office:value="1">
                <text:p>1</text:p>
                <draw:g>
                  <svg:desc>Sheet1.B5:Sheet1.B26</svg:desc>
                </draw:g>
              </table:table-cell>
              <table:table-cell office:value-type="float" office:value="1">
                <text:p>1</text:p>
                <draw:g>
                  <svg:desc>Sheet1.D5:Sheet1.D26</svg:desc>
                </draw:g>
              </table:table-cell>
              <table:table-cell office:value-type="float" office:value="1">
                <text:p>1</text:p>
                <draw:g>
                  <svg:desc>Sheet1.F5:Sheet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1.0009">
                <text:p>1.0009</text:p>
              </table:table-cell>
              <table:table-cell office:value-type="float" office:value="1">
                <text:p>1</text:p>
              </table:table-cell>
              <table:table-cell office:value-type="float" office:value="1.0004">
                <text:p>1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1.0015">
                <text:p>1.0015</text:p>
              </table:table-cell>
              <table:table-cell office:value-type="float" office:value="1.0007">
                <text:p>1.0007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0">
                <text:p>580</text:p>
              </table:table-cell>
              <table:table-cell office:value-type="float" office:value="1.0019">
                <text:p>1.0019</text:p>
              </table:table-cell>
              <table:table-cell office:value-type="float" office:value="1.0035">
                <text:p>1.003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6">
                <text:p>696</text:p>
              </table:table-cell>
              <table:table-cell office:value-type="float" office:value="1.0023">
                <text:p>1.0023</text:p>
              </table:table-cell>
              <table:table-cell office:value-type="float" office:value="1.0053">
                <text:p>1.0053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  <table:table-cell office:value-type="float" office:value="1.0039">
                <text:p>1.0039</text:p>
              </table:table-cell>
              <table:table-cell office:value-type="float" office:value="1.0069">
                <text:p>1.0069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8">
                <text:p>938</text:p>
              </table:table-cell>
              <table:table-cell office:value-type="float" office:value="1.005">
                <text:p>1.005</text:p>
              </table:table-cell>
              <table:table-cell office:value-type="float" office:value="1.0083">
                <text:p>1.0083</text:p>
              </table:table-cell>
              <table:table-cell office:value-type="float" office:value="1.0079">
                <text:p>1.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2">
                <text:p>1052</text:p>
              </table:table-cell>
              <table:table-cell office:value-type="float" office:value="1.006">
                <text:p>1.006</text:p>
              </table:table-cell>
              <table:table-cell office:value-type="float" office:value="1.0105">
                <text:p>1.0105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0">
                <text:p>1170</text:p>
              </table:table-cell>
              <table:table-cell office:value-type="float" office:value="1.0068">
                <text:p>1.0068</text:p>
              </table:table-cell>
              <table:table-cell office:value-type="float" office:value="1.0122">
                <text:p>1.0122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2">
                <text:p>1272</text:p>
              </table:table-cell>
              <table:table-cell office:value-type="float" office:value="1.0077">
                <text:p>1.0077</text:p>
              </table:table-cell>
              <table:table-cell office:value-type="float" office:value="1.0132">
                <text:p>1.0132</text:p>
              </table:table-cell>
              <table:table-cell office:value-type="float" office:value="1.0114">
                <text:p>1.0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9">
                <text:p>1319</text:p>
              </table:table-cell>
              <table:table-cell office:value-type="float" office:value="1.0088">
                <text:p>1.0088</text:p>
              </table:table-cell>
              <table:table-cell office:value-type="float" office:value="1.014">
                <text:p>1.014</text:p>
              </table:table-cell>
              <table:table-cell office:value-type="float" office:value="1.0121">
                <text:p>1.0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1">
                <text:p>1391</text:p>
              </table:table-cell>
              <table:table-cell office:value-type="float" office:value="1.0094">
                <text:p>1.0094</text:p>
              </table:table-cell>
              <table:table-cell office:value-type="float" office:value="1.0149">
                <text:p>1.0149</text:p>
              </table:table-cell>
              <table:table-cell office:value-type="float" office:value="1.0128">
                <text:p>1.0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4">
                <text:p>1494</text:p>
              </table:table-cell>
              <table:table-cell office:value-type="float" office:value="1.0105">
                <text:p>1.0105</text:p>
              </table:table-cell>
              <table:table-cell office:value-type="float" office:value="1.0167">
                <text:p>1.0167</text:p>
              </table:table-cell>
              <table:table-cell office:value-type="float" office:value="1.0136">
                <text:p>1.0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4">
                <text:p>1614</text:p>
              </table:table-cell>
              <table:table-cell office:value-type="float" office:value="1.0124">
                <text:p>1.0124</text:p>
              </table:table-cell>
              <table:table-cell office:value-type="float" office:value="1.0193">
                <text:p>1.0193</text:p>
              </table:table-cell>
              <table:table-cell office:value-type="float" office:value="1.0155">
                <text:p>1.0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9">
                <text:p>1709</text:p>
              </table:table-cell>
              <table:table-cell office:value-type="float" office:value="1.0123">
                <text:p>1.0123</text:p>
              </table:table-cell>
              <table:table-cell office:value-type="float" office:value="1.021">
                <text:p>1.021</text:p>
              </table:table-cell>
              <table:table-cell office:value-type="float" office:value="1.0167">
                <text:p>1.0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3">
                <text:p>1803</text:p>
              </table:table-cell>
              <table:table-cell office:value-type="float" office:value="1.014">
                <text:p>1.014</text:p>
              </table:table-cell>
              <table:table-cell office:value-type="float" office:value="1.0217">
                <text:p>1.0217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4">
                <text:p>1894</text:p>
              </table:table-cell>
              <table:table-cell office:value-type="float" office:value="1.0153">
                <text:p>1.0153</text:p>
              </table:table-cell>
              <table:table-cell office:value-type="float" office:value="1.0241">
                <text:p>1.0241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5">
                <text:p>1975</text:p>
              </table:table-cell>
              <table:table-cell office:value-type="float" office:value="1.0169">
                <text:p>1.0169</text:p>
              </table:table-cell>
              <table:table-cell office:value-type="float" office:value="1.0244">
                <text:p>1.0244</text:p>
              </table:table-cell>
              <table:table-cell office:value-type="float" office:value="1.0217">
                <text:p>1.0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0">
                <text:p>2050</text:p>
              </table:table-cell>
              <table:table-cell office:value-type="float" office:value="1.0164">
                <text:p>1.0164</text:p>
              </table:table-cell>
              <table:table-cell office:value-type="float" office:value="1.026">
                <text:p>1.026</text:p>
              </table:table-cell>
              <table:table-cell office:value-type="float" office:value="1.0217">
                <text:p>1.0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7">
                <text:p>2107</text:p>
              </table:table-cell>
              <table:table-cell office:value-type="float" office:value="1.0165">
                <text:p>1.0165</text:p>
              </table:table-cell>
              <table:table-cell office:value-type="float" office:value="1.0268">
                <text:p>1.0268</text:p>
              </table:table-cell>
              <table:table-cell office:value-type="float" office:value="1.0231">
                <text:p>1.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4">
                <text:p>2124</text:p>
              </table:table-cell>
              <table:table-cell office:value-type="float" office:value="1.0167">
                <text:p>1.0167</text:p>
              </table:table-cell>
              <table:table-cell office:value-type="float" office:value="1.0269">
                <text:p>1.0269</text:p>
              </table:table-cell>
              <table:table-cell office:value-type="float" office:value="1.0251">
                <text:p>1.0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0">
                <text:p>2150</text:p>
              </table:table-cell>
              <table:table-cell office:value-type="float" office:value="1.0188">
                <text:p>1.0188</text:p>
              </table:table-cell>
              <table:table-cell office:value-type="float" office:value="1.029">
                <text:p>1.029</text:p>
              </table:table-cell>
              <table:table-cell office:value-type="float" office:value="1.0252">
                <text:p>1.0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705cm" style:legend-expansion="high" chart:style-name="ch2"/>
        <chart:plot-area chart:style-name="ch3" table:cell-range-address="Sheet1.A30:Sheet1.B48 Sheet1.D30:Sheet1.D48 Sheet1.F30:Sheet1.F48" svg:x="0.319cm" svg:y="0.18cm" svg:width="12.508cm" svg:height="8.645cm">
          <chartooo:coordinate-region svg:x="1.47cm" svg:y="0.379cm" svg:width="10.6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48" chart:class="chart:scatter">
            <chart:domain table:cell-range-address="Sheet1.A30:Sheet1.A48"/>
            <chart:data-point chart:repeated="19"/>
          </chart:series>
          <chart:series chart:style-name="ch7" chart:values-cell-range-address="Sheet1.D30:Sheet1.D48" chart:class="chart:scatter">
            <chart:data-point chart:repeated="19"/>
          </chart:series>
          <chart:series chart:style-name="ch8" chart:values-cell-range-address="Sheet1.F30:Sheet1.F48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">
                <text:p>560</text:p>
                <draw:g>
                  <svg:desc>Sheet1.A30:Sheet1.A48</svg:desc>
                </draw:g>
              </table:table-cell>
              <table:table-cell office:value-type="float" office:value="0.00000750000000000003">
                <text:p>0.00000750000000000003</text:p>
                <draw:g>
                  <svg:desc>Sheet1.B30:Sheet1.B48</svg:desc>
                </draw:g>
              </table:table-cell>
              <table:table-cell office:value-type="float" office:value="0.0000132692307692306">
                <text:p>0.0000132692307692306</text:p>
                <draw:g>
                  <svg:desc>Sheet1.D30:Sheet1.D48</svg:desc>
                </draw:g>
              </table:table-cell>
              <table:table-cell office:value-type="float" office:value="0.0000111538461538462">
                <text:p>0.0000111538461538462</text:p>
                <draw:g>
                  <svg:desc>Sheet1.F30:Sheet1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9">
                <text:p>659</text:p>
              </table:table-cell>
              <table:table-cell office:value-type="float" office:value="0.00000734767025089604">
                <text:p>0.00000734767025089604</text:p>
              </table:table-cell>
              <table:table-cell office:value-type="float" office:value="0.0000148745519713261">
                <text:p>0.0000148745519713261</text:p>
              </table:table-cell>
              <table:table-cell office:value-type="float" office:value="0.0000134408602150539">
                <text:p>0.000013440860215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1.5">
                <text:p>761.5</text:p>
              </table:table-cell>
              <table:table-cell office:value-type="float" office:value="0.00000774526678141127">
                <text:p>0.00000774526678141127</text:p>
              </table:table-cell>
              <table:table-cell office:value-type="float" office:value="0.0000168674698795181">
                <text:p>0.0000168674698795181</text:p>
              </table:table-cell>
              <table:table-cell office:value-type="float" office:value="0.0000113597246127366">
                <text:p>0.0000113597246127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5">
                <text:p>875</text:p>
              </table:table-cell>
              <table:table-cell office:value-type="float" office:value="0.00000830508474576255">
                <text:p>0.00000830508474576255</text:p>
              </table:table-cell>
              <table:table-cell office:value-type="float" office:value="0.0000147457627118643">
                <text:p>0.0000147457627118643</text:p>
              </table:table-cell>
              <table:table-cell office:value-type="float" office:value="0.0000132203389830509">
                <text:p>0.0000132203389830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0.00000937500000000012">
                <text:p>0.00000937500000000012</text:p>
              </table:table-cell>
              <table:table-cell office:value-type="float" office:value="0.0000137152777777778">
                <text:p>0.0000137152777777778</text:p>
              </table:table-cell>
              <table:table-cell office:value-type="float" office:value="0.000012152777777778">
                <text:p>0.000012152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9.5">
                <text:p>1069.5</text:p>
              </table:table-cell>
              <table:table-cell office:value-type="float" office:value="0.00000981963927855692">
                <text:p>0.00000981963927855692</text:p>
              </table:table-cell>
              <table:table-cell office:value-type="float" office:value="0.0000142284569138279">
                <text:p>0.0000142284569138279</text:p>
              </table:table-cell>
              <table:table-cell office:value-type="float" office:value="0.0000126252505010019">
                <text:p>0.000012625250501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4.5">
                <text:p>1164.5</text:p>
              </table:table-cell>
              <table:table-cell office:value-type="float" office:value="0.00000971302428256111">
                <text:p>0.00000971302428256111</text:p>
              </table:table-cell>
              <table:table-cell office:value-type="float" office:value="0.0000145695364238409">
                <text:p>0.0000145695364238409</text:p>
              </table:table-cell>
              <table:table-cell office:value-type="float" office:value="0.0000108167770419424">
                <text:p>0.000010816777041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3">
                <text:p>1273</text:p>
              </table:table-cell>
              <table:table-cell office:value-type="float" office:value="0.000010180995475113">
                <text:p>0.000010180995475113</text:p>
              </table:table-cell>
              <table:table-cell office:value-type="float" office:value="0.0000140271493212669">
                <text:p>0.0000140271493212669</text:p>
              </table:table-cell>
              <table:table-cell office:value-type="float" office:value="0.0000115384615384618">
                <text:p>0.0000115384615384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2">
                <text:p>1392</text:p>
              </table:table-cell>
              <table:table-cell office:value-type="float" office:value="0.0000126126126126127">
                <text:p>0.0000126126126126127</text:p>
              </table:table-cell>
              <table:table-cell office:value-type="float" office:value="0.0000159909909909912">
                <text:p>0.0000159909909909912</text:p>
              </table:table-cell>
              <table:table-cell office:value-type="float" office:value="0.0000112612612612615">
                <text:p>0.0000112612612612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.5">
                <text:p>1490.5</text:p>
              </table:table-cell>
              <table:table-cell office:value-type="float" office:value="0.0000105263157894735">
                <text:p>0.0000105263157894735</text:p>
              </table:table-cell>
              <table:table-cell office:value-type="float" office:value="0.0000178489702517158">
                <text:p>0.0000178489702517158</text:p>
              </table:table-cell>
              <table:table-cell office:value-type="float" office:value="0.0000121281464530889">
                <text:p>0.0000121281464530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1">
                <text:p>1561</text:p>
              </table:table-cell>
              <table:table-cell office:value-type="float" office:value="0.0000107438016528928">
                <text:p>0.0000107438016528928</text:p>
              </table:table-cell>
              <table:table-cell office:value-type="float" office:value="0.000015909090909091">
                <text:p>0.000015909090909091</text:p>
              </table:table-cell>
              <table:table-cell office:value-type="float" office:value="0.0000138429752066114">
                <text:p>0.0000138429752066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5">
                <text:p>1642.5</text:p>
              </table:table-cell>
              <table:table-cell office:value-type="float" office:value="0.0000117296222664016">
                <text:p>0.0000117296222664016</text:p>
              </table:table-cell>
              <table:table-cell office:value-type="float" office:value="0.0000182902584493044">
                <text:p>0.0000182902584493044</text:p>
              </table:table-cell>
              <table:table-cell office:value-type="float" office:value="0.0000135188866799208">
                <text:p>0.0000135188866799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4.5">
                <text:p>1734.5</text:p>
              </table:table-cell>
              <table:table-cell office:value-type="float" office:value="0.0000133056133056132">
                <text:p>0.0000133056133056132</text:p>
              </table:table-cell>
              <table:table-cell office:value-type="float" office:value="0.0000160083160083161">
                <text:p>0.0000160083160083161</text:p>
              </table:table-cell>
              <table:table-cell office:value-type="float" office:value="0.0000168399168399168">
                <text:p>0.0000168399168399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2">
                <text:p>1832</text:p>
              </table:table-cell>
              <table:table-cell office:value-type="float" office:value="0.00000917431192660551">
                <text:p>0.00000917431192660551</text:p>
              </table:table-cell>
              <table:table-cell office:value-type="float" office:value="0.0000153669724770641">
                <text:p>0.0000153669724770641</text:p>
              </table:table-cell>
              <table:table-cell office:value-type="float" office:value="0.0000142201834862385">
                <text:p>0.000014220183486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8">
                <text:p>1908</text:p>
              </table:table-cell>
              <table:table-cell office:value-type="float" office:value="0.0000105527638190954">
                <text:p>0.0000105527638190954</text:p>
              </table:table-cell>
              <table:table-cell office:value-type="float" office:value="0.0000145728643216081">
                <text:p>0.0000145728643216081</text:p>
              </table:table-cell>
              <table:table-cell office:value-type="float" office:value="0.0000160804020100502">
                <text:p>0.0000160804020100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3.5">
                <text:p>1963.5</text:p>
              </table:table-cell>
              <table:table-cell office:value-type="float" office:value="0.00000841121495327079">
                <text:p>0.00000841121495327079</text:p>
              </table:table-cell>
              <table:table-cell office:value-type="float" office:value="0.0000161993769470401">
                <text:p>0.0000161993769470401</text:p>
              </table:table-cell>
              <table:table-cell office:value-type="float" office:value="0.000019626168224299">
                <text:p>0.000019626168224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2">
                <text:p>2022</text:p>
              </table:table-cell>
              <table:table-cell office:value-type="float" office:value="0.0000136718749999994">
                <text:p>0.0000136718749999994</text:p>
              </table:table-cell>
              <table:table-cell office:value-type="float" office:value="0.0000191406249999996">
                <text:p>0.0000191406249999996</text:p>
              </table:table-cell>
              <table:table-cell office:value-type="float" office:value="0.0000218749999999993">
                <text:p>0.000021874999999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706cm" style:legend-expansion="high" chart:style-name="ch2"/>
        <chart:plot-area chart:style-name="ch3" table:cell-range-address="Sheet1.A62:Sheet1.D70" svg:x="0.319cm" svg:y="0.18cm" svg:width="12.508cm" svg:height="8.646cm">
          <chartooo:coordinate-region svg:x="1.47cm" svg:y="0.379cm" svg:width="10.78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2:Sheet1.B70" chart:class="chart:scatter">
            <chart:domain table:cell-range-address="Sheet1.A62:Sheet1.A70"/>
            <chart:data-point chart:repeated="9"/>
          </chart:series>
          <chart:series chart:style-name="ch7" chart:values-cell-range-address="Sheet1.C62:Sheet1.C70" chart:class="chart:scatter">
            <chart:data-point chart:repeated="9"/>
          </chart:series>
          <chart:series chart:style-name="ch8" chart:values-cell-range-address="Sheet1.D62:Sheet1.D70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A62:Sheet1.A70</svg:desc>
                </draw:g>
              </table:table-cell>
              <table:table-cell office:value-type="float" office:value="0.00000546611695162826">
                <text:p>0.00000546611695162826</text:p>
                <draw:g>
                  <svg:desc>Sheet1.B62:Sheet1.B70</svg:desc>
                </draw:g>
              </table:table-cell>
              <table:table-cell office:value-type="float" office:value="0.0000106293219325716">
                <text:p>0.0000106293219325716</text:p>
                <draw:g>
                  <svg:desc>Sheet1.C62:Sheet1.C70</svg:desc>
                </draw:g>
              </table:table-cell>
              <table:table-cell office:value-type="float" office:value="0.0000118362134202347">
                <text:p>0.0000118362134202347</text:p>
                <draw:g>
                  <svg:desc>Sheet1.D62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.5">
                <text:p>225.5</text:p>
              </table:table-cell>
              <table:table-cell office:value-type="float" office:value="0.00000477831977512059">
                <text:p>0.00000477831977512059</text:p>
              </table:table-cell>
              <table:table-cell office:value-type="float" office:value="0.0000123952388041653">
                <text:p>0.0000123952388041653</text:p>
              </table:table-cell>
              <table:table-cell office:value-type="float" office:value="0.0000114480150460363">
                <text:p>0.0000114480150460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.5">
                <text:p>356.5</text:p>
              </table:table-cell>
              <table:table-cell office:value-type="float" office:value="0.00000593984051079948">
                <text:p>0.00000593984051079948</text:p>
              </table:table-cell>
              <table:table-cell office:value-type="float" office:value="0.0000118807621696524">
                <text:p>0.0000118807621696524</text:p>
              </table:table-cell>
              <table:table-cell office:value-type="float" office:value="0.000011026149491646">
                <text:p>0.000011026149491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">
                <text:p>475</text:p>
              </table:table-cell>
              <table:table-cell office:value-type="float" office:value="0.00000977128220160994">
                <text:p>0.00000977128220160994</text:p>
              </table:table-cell>
              <table:table-cell office:value-type="float" office:value="0.0000104598439293986">
                <text:p>0.0000104598439293986</text:p>
              </table:table-cell>
              <table:table-cell office:value-type="float" office:value="0.0000114885253162808">
                <text:p>0.0000114885253162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">
                <text:p>570</text:p>
              </table:table-cell>
              <table:table-cell office:value-type="float" office:value="0.0000107209723137425">
                <text:p>0.0000107209723137425</text:p>
              </table:table-cell>
              <table:table-cell office:value-type="float" office:value="0.0000123513184728749">
                <text:p>0.0000123513184728749</text:p>
              </table:table-cell>
              <table:table-cell office:value-type="float" office:value="0.00000981660914963262">
                <text:p>0.0000098166091496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7.5">
                <text:p>677.5</text:p>
              </table:table-cell>
              <table:table-cell office:value-type="float" office:value="0.00000861295350208294">
                <text:p>0.00000861295350208294</text:p>
              </table:table-cell>
              <table:table-cell office:value-type="float" office:value="0.0000113563363870401">
                <text:p>0.0000113563363870401</text:p>
              </table:table-cell>
              <table:table-cell office:value-type="float" office:value="0.00000803687317412288">
                <text:p>0.00000803687317412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">
                <text:p>767</text:p>
              </table:table-cell>
              <table:table-cell office:value-type="float" office:value="0.0000109794079171288">
                <text:p>0.0000109794079171288</text:p>
              </table:table-cell>
              <table:table-cell office:value-type="float" office:value="0.00000969743987587254">
                <text:p>0.00000969743987587254</text:p>
              </table:table-cell>
              <table:table-cell office:value-type="float" office:value="0.0000104297811756639">
                <text:p>0.0000104297811756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1.5">
                <text:p>861.5</text:p>
              </table:table-cell>
              <table:table-cell office:value-type="float" office:value="0.0000117141500767586">
                <text:p>0.0000117141500767586</text:p>
              </table:table-cell>
              <table:table-cell office:value-type="float" office:value="0.0000134084016137895">
                <text:p>0.0000134084016137895</text:p>
              </table:table-cell>
              <table:table-cell office:value-type="float" office:value="0.0000115737750320579">
                <text:p>0.0000115737750320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706cm" style:legend-expansion="high" chart:style-name="ch2"/>
        <chart:plot-area chart:style-name="ch3" table:cell-range-address="Sheet1.A73:Sheet1.D82" svg:x="0.319cm" svg:y="0.18cm" svg:width="12.508cm" svg:height="8.646cm">
          <chartooo:coordinate-region svg:x="1.417cm" svg:y="0.379cm" svg:width="11.03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3:Sheet1.B82" chart:class="chart:scatter">
            <chart:domain table:cell-range-address="Sheet1.A73:Sheet1.A82"/>
            <chart:data-point chart:repeated="10"/>
          </chart:series>
          <chart:series chart:style-name="ch7" chart:values-cell-range-address="Sheet1.C73:Sheet1.C82" chart:class="chart:scatter">
            <chart:data-point chart:repeated="10"/>
          </chart:series>
          <chart:series chart:style-name="ch8" chart:values-cell-range-address="Sheet1.D73:Sheet1.D8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73:Sheet1.A82</svg:desc>
                </draw:g>
              </table:table-cell>
              <table:table-cell office:value-type="float" office:value="1">
                <text:p>1</text:p>
                <draw:g>
                  <svg:desc>Sheet1.B73:Sheet1.B82</svg:desc>
                </draw:g>
              </table:table-cell>
              <table:table-cell office:value-type="float" office:value="1">
                <text:p>1</text:p>
                <draw:g>
                  <svg:desc>Sheet1.C73:Sheet1.C82</svg:desc>
                </draw:g>
              </table:table-cell>
              <table:table-cell office:value-type="float" office:value="1">
                <text:p>1</text:p>
                <draw:g>
                  <svg:desc>Sheet1.D73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.00035694039096">
                <text:p>1.00035694039096</text:p>
              </table:table-cell>
              <table:table-cell office:value-type="float" office:value="1.00063569060449">
                <text:p>1.00063569060449</text:p>
              </table:table-cell>
              <table:table-cell office:value-type="float" office:value="1.00060092141283">
                <text:p>1.00060092141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">
                <text:p>263</text:p>
              </table:table-cell>
              <table:table-cell office:value-type="float" office:value="1.00130178260231">
                <text:p>1.00130178260231</text:p>
              </table:table-cell>
              <table:table-cell office:value-type="float" office:value="1.00253298256252">
                <text:p>1.00253298256252</text:p>
              </table:table-cell>
              <table:table-cell office:value-type="float" office:value="1.00282099218802">
                <text:p>1.00282099218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1.0015957335125">
                <text:p>1.0015957335125</text:p>
              </table:table-cell>
              <table:table-cell office:value-type="float" office:value="1.00385326304877">
                <text:p>1.00385326304877</text:p>
              </table:table-cell>
              <table:table-cell office:value-type="float" office:value="1.00357214395406">
                <text:p>1.00357214395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.00241459676234">
                <text:p>1.00241459676234</text:p>
              </table:table-cell>
              <table:table-cell office:value-type="float" office:value="1.00476278960597">
                <text:p>1.00476278960597</text:p>
              </table:table-cell>
              <table:table-cell office:value-type="float" office:value="1.00489083261">
                <text:p>1.00489083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">
                <text:p>595</text:p>
              </table:table-cell>
              <table:table-cell office:value-type="float" office:value="1.00394734079409">
                <text:p>1.00394734079409</text:p>
              </table:table-cell>
              <table:table-cell office:value-type="float" office:value="1.00637646575584">
                <text:p>1.00637646575584</text:p>
              </table:table-cell>
              <table:table-cell office:value-type="float" office:value="1.00634305935768">
                <text:p>1.00634305935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0">
                <text:p>690</text:p>
              </table:table-cell>
              <table:table-cell office:value-type="float" office:value="1.00499716547337">
                <text:p>1.00499716547337</text:p>
              </table:table-cell>
              <table:table-cell office:value-type="float" office:value="1.00774564551936">
                <text:p>1.00774564551936</text:p>
              </table:table-cell>
              <table:table-cell office:value-type="float" office:value="1.0072611337384">
                <text:p>1.007261133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  <table:table-cell office:value-type="float" office:value="1.00537510235791">
                <text:p>1.00537510235791</text:p>
              </table:table-cell>
              <table:table-cell office:value-type="float" office:value="1.00826397785841">
                <text:p>1.00826397785841</text:p>
              </table:table-cell>
              <table:table-cell office:value-type="float" office:value="1.00767844027509">
                <text:p>1.00767844027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4">
                <text:p>844</text:p>
              </table:table-cell>
              <table:table-cell office:value-type="float" office:value="1.0066978814538">
                <text:p>1.0066978814538</text:p>
              </table:table-cell>
              <table:table-cell office:value-type="float" office:value="1.00925174325923">
                <text:p>1.00925174325923</text:p>
              </table:table-cell>
              <table:table-cell office:value-type="float" office:value="1.00888028310075">
                <text:p>1.00888028310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3">
                <text:p>963</text:p>
              </table:table-cell>
              <table:table-cell office:value-type="float" office:value="1.00776870262666">
                <text:p>1.00776870262666</text:p>
              </table:table-cell>
              <table:table-cell office:value-type="float" office:value="1.01101211724091">
                <text:p>1.01101211724091</text:p>
              </table:table-cell>
              <table:table-cell office:value-type="float" office:value="1.01004874140349">
                <text:p>1.010048741403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